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hart-example" table:style-name="ta1">
        <table:shapes>
          <draw:frame draw:z-index="0" draw:style-name="gr1" draw:text-style-name="P1" svg:width="159.99mm" svg:height="89.99mm" svg:x="13.62mm" svg:y="1mm">
            <draw:object draw:notify-on-update-of-ranges="'chart-example'.E3:'chart-example'.E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8.75mm" svg:y="1mm">
            <draw:object draw:notify-on-update-of-ranges="'chart-example'.A1:'chart-example'.A1 'chart-example'.A2:'chart-example'.A61 'chart-example'.B1:'chart-example'.B1 'chart-example'.B2:'chart-example'.B6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Scores (desc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972147473" calcext:value-type="float">
            <text:p>5.597214747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.2660285218" calcext:value-type="float">
            <text:p>5.26602852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677909151" calcext:value-type="float">
            <text:p>4.6779091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3292753626" calcext:value-type="float">
            <text:p>4.32927536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2371111924" calcext:value-type="float">
            <text:p>4.23711119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3072845877" calcext:value-type="float">
            <text:p>3.307284587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7619356117" calcext:value-type="float">
            <text:p>2.76193561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3809626551" calcext:value-type="float">
            <text:p>2.380962655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351565542" calcext:value-type="float">
            <text:p>2.3515655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1286657492" calcext:value-type="float">
            <text:p>2.12866574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0634624099" calcext:value-type="float">
            <text:p>2.06346240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.0511921096" calcext:value-type="float">
            <text:p>2.05119210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668896978" calcext:value-type="float">
            <text:p>1.6688969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5891904538" calcext:value-type="float">
            <text:p>1.58919045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667371184" calcext:value-type="float">
            <text:p>1.56673711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331646788" calcext:value-type="float">
            <text:p>1.53316467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4819604146" calcext:value-type="float">
            <text:p>1.48196041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3691607534" calcext:value-type="float">
            <text:p>1.36916075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2475696114" calcext:value-type="float">
            <text:p>1.24756961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308544086" calcext:value-type="float">
            <text:p>1.130854408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0252882241" calcext:value-type="float">
            <text:p>1.02528822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0157732389" calcext:value-type="float">
            <text:p>1.01577323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924430045" calcext:value-type="float">
            <text:p>0.99244300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891755954" calcext:value-type="float">
            <text:p>0.98917559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616074177" calcext:value-type="float">
            <text:p>0.96160741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977691539" calcext:value-type="float">
            <text:p>0.797769153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636347309" calcext:value-type="float">
            <text:p>0.663634730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620519646" calcext:value-type="float">
            <text:p>0.662051964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079184587" calcext:value-type="float">
            <text:p>0.607918458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787859858" calcext:value-type="float">
            <text:p>0.57878598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42661757" calcext:value-type="float">
            <text:p>0.54266175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152238121" calcext:value-type="float">
            <text:p>0.51522381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912767141" calcext:value-type="float">
            <text:p>0.49127671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827627222" calcext:value-type="float">
            <text:p>0.48276272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324391271" calcext:value-type="float">
            <text:p>0.43243912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182629579" calcext:value-type="float">
            <text:p>0.41826295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802759876" calcext:value-type="float">
            <text:p>0.38027598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754615304" calcext:value-type="float">
            <text:p>0.37546153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69838029" calcext:value-type="float">
            <text:p>0.3698380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651819046" calcext:value-type="float">
            <text:p>0.36518190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439971268" calcext:value-type="float">
            <text:p>0.34399712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11011497" calcext:value-type="float">
            <text:p>0.3110114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061472595" calcext:value-type="float">
            <text:p>0.30614725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793780716" calcext:value-type="float">
            <text:p>0.27937807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982066338" calcext:value-type="float">
            <text:p>0.19820663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891142638" calcext:value-type="float">
            <text:p>0.18911426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785889458" calcext:value-type="float">
            <text:p>0.17858894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703765839" calcext:value-type="float">
            <text:p>0.17037658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62044862" calcext:value-type="float">
            <text:p>0.1620448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608051788" calcext:value-type="float">
            <text:p>0.16080517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489797554" calcext:value-type="float">
            <text:p>0.14897975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453930054" calcext:value-type="float">
            <text:p>0.14539300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45248997" calcext:value-type="float">
            <text:p>0.1452489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304520332" calcext:value-type="float">
            <text:p>0.130452033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093471248" calcext:value-type="float">
            <text:p>0.10934712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055999151" calcext:value-type="float">
            <text:p>0.10559991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52620932" calcext:value-type="float">
            <text:p>0.08526209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96372242" calcext:value-type="float">
            <text:p>0.02963722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276474012" calcext:value-type="float">
            <text:p>0.02764740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263283681" calcext:value-type="float">
            <text:p>0.02632836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3T17:22:09.019679515</dc:date>
    <meta:editing-duration>PT11S</meta:editing-duration>
    <meta:editing-cycles>1</meta:editing-cycles>
    <meta:document-statistic meta:table-count="1" meta:cell-count="122" meta:object-count="2"/>
    <meta:generator>LibreOffice/4.4.2.2$Linux_x86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1cm" svg:y="0cm" style:legend-expansion="high" chart:style-name="ch2"/>
        <chart:plot-area chart:style-name="ch3" table:cell-range-address="'chart-example'.E3:'chart-example'.E3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101cm" svg:y="4.201cm" style:legend-expansion="high" chart:style-name="ch2"/>
        <chart:plot-area chart:style-name="ch3" table:cell-range-address="'chart-example'.A1:'chart-example'.B61" chart:data-source-has-labels="both" svg:x="0.32cm" svg:y="0.18cm" svg:width="12.462cm" svg:height="7.659cm">
          <chartooo:coordinate-region svg:x="0.756cm" svg:y="0.379cm" svg:width="11.84cm" svg:height="6.415cm"/>
          <chart:axis chart:dimension="x" chart:name="primary-x" chart:style-name="ch4" chartooo:axis-type="auto">
            <chartooo:date-scale/>
            <chart:title svg:x="5.713cm" svg:y="8.019cm" chart:style-name="ch5">
              <text:p>100 topics </text:p>
            </chart:title>
            <chart:categories table:cell-range-address="'chart-example'.A2:'chart-example'.A61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'chart-example'.B2:'chart-example'.B61" chart:label-cell-address="'chart-example'.B1:'chart-example'.B1" chart:class="chart:area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s (desc)</text:p>
                <draw:g>
                  <svg:desc>'chart-example'.B1:'chart-example'.B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chart-example'.A2:'chart-example'.A61</svg:desc>
                </draw:g>
              </table:table-cell>
              <table:table-cell office:value-type="float" office:value="5.5972147473">
                <text:p>5.5972147473</text:p>
                <draw:g>
                  <svg:desc>'chart-example'.B2:'chart-example'.B61</svg:desc>
                </draw:g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5.2660285218">
                <text:p>5.266028521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4.677909151">
                <text:p>4.67790915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.3292753626">
                <text:p>4.329275362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4.2371111924">
                <text:p>4.237111192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.3072845877">
                <text:p>3.307284587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.7619356117">
                <text:p>2.76193561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3809626551">
                <text:p>2.380962655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.351565542">
                <text:p>2.35156554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.1286657492">
                <text:p>2.12866574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0634624099">
                <text:p>2.063462409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.0511921096">
                <text:p>2.0511921096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.668896978">
                <text:p>1.66889697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5891904538">
                <text:p>1.589190453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5667371184">
                <text:p>1.566737118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5331646788">
                <text:p>1.533164678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4819604146">
                <text:p>1.4819604146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.3691607534">
                <text:p>1.369160753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.2475696114">
                <text:p>1.24756961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1308544086">
                <text:p>1.130854408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.0252882241">
                <text:p>1.025288224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0157732389">
                <text:p>1.015773238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9924430045">
                <text:p>0.992443004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9891755954">
                <text:p>0.989175595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9616074177">
                <text:p>0.961607417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7977691539">
                <text:p>0.797769153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6636347309">
                <text:p>0.663634730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6620519646">
                <text:p>0.662051964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6079184587">
                <text:p>0.607918458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5787859858">
                <text:p>0.578785985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542661757">
                <text:p>0.54266175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152238121">
                <text:p>0.515223812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4912767141">
                <text:p>0.491276714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827627222">
                <text:p>0.482762722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4324391271">
                <text:p>0.432439127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4182629579">
                <text:p>0.418262957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3802759876">
                <text:p>0.380275987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754615304">
                <text:p>0.375461530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369838029">
                <text:p>0.36983802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651819046">
                <text:p>0.365181904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3439971268">
                <text:p>0.343997126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311011497">
                <text:p>0.31101149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3061472595">
                <text:p>0.306147259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2793780716">
                <text:p>0.279378071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1982066338">
                <text:p>0.198206633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1891142638">
                <text:p>0.1891142638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1785889458">
                <text:p>0.178588945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703765839">
                <text:p>0.170376583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62044862">
                <text:p>0.16204486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1608051788">
                <text:p>0.160805178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1489797554">
                <text:p>0.148979755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453930054">
                <text:p>0.145393005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145248997">
                <text:p>0.14524899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1304520332">
                <text:p>0.130452033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1093471248">
                <text:p>0.109347124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1055999151">
                <text:p>0.105599915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852620932">
                <text:p>0.085262093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96372242">
                <text:p>0.029637224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276474012">
                <text:p>0.027647401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263283681">
                <text:p>0.02632836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